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386EA89FFCF736587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449cm" fo:min-width="4.326cm"/>
    </style:style>
    <style:style style:name="gr2" style:family="graphic" style:parent-style-name="standard">
      <style:graphic-properties draw:fill-color="#00cc33" draw:textarea-horizontal-align="justify" draw:textarea-vertical-align="middle" draw:auto-grow-height="false" fo:min-height="0.766cm" fo:min-width="1.405cm"/>
    </style:style>
    <style:style style:name="gr3" style:family="graphic" style:parent-style-name="standard">
      <style:graphic-properties draw:fill-color="#ffff00" draw:textarea-horizontal-align="justify" draw:textarea-vertical-align="middle" draw:auto-grow-height="false" fo:min-height="0.385cm" fo:min-width="1.024cm"/>
    </style:style>
    <style:style style:name="gr4" style:family="graphic" style:parent-style-name="standard">
      <style:graphic-properties draw:textarea-horizontal-align="justify" draw:textarea-vertical-align="middle" draw:auto-grow-height="false" fo:min-height="0.385cm" fo:min-width="3.056cm"/>
    </style:style>
    <style:style style:name="gr5" style:family="graphic" style:parent-style-name="standard">
      <style:graphic-properties draw:textarea-horizontal-align="justify" draw:textarea-vertical-align="middle" draw:auto-grow-height="false" fo:min-height="1.398cm" fo:min-width="2.322cm" fo:wrap-option="no-wrap"/>
    </style:style>
    <style:style style:name="gr6" style:family="graphic" style:parent-style-name="standard">
      <style:graphic-properties draw:fill-color="#999999" draw:opacity="100%" draw:textarea-horizontal-align="justify" draw:textarea-vertical-align="middle" draw:auto-grow-height="false" fo:min-height="3.687cm" fo:min-width="3.305cm"/>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1.025cm" fo:min-width="1.914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13.803cm"/>
    </style:style>
    <style:style style:name="gr11" style:family="graphic" style:parent-style-name="standard">
      <style:graphic-properties draw:fill-color="#c5000b" draw:textarea-horizontal-align="justify" draw:textarea-vertical-align="middle" draw:auto-grow-height="false" fo:min-height="0.893cm" fo:min-width="2.167cm"/>
    </style:style>
    <style:style style:name="gr12" style:family="graphic" style:parent-style-name="standard">
      <style:graphic-properties draw:fill-color="#ffff00" draw:textarea-horizontal-align="justify" draw:textarea-vertical-align="middle" draw:auto-grow-height="false" fo:min-height="1.274cm" fo:min-width="1.786cm"/>
    </style:style>
    <style:style style:name="gr13" style:family="graphic" style:parent-style-name="standard">
      <style:graphic-properties svg:stroke-color="#000000" draw:marker-end="Arrow" draw:textarea-vertical-align="middle"/>
    </style:style>
    <style:style style:name="gr14" style:family="graphic" style:parent-style-name="standard">
      <style:graphic-properties draw:fill-color="#c5000b" draw:textarea-horizontal-align="justify" draw:textarea-vertical-align="middle" draw:auto-grow-height="false" fo:min-height="0.385cm" fo:min-width="0.516cm"/>
    </style:style>
    <style:style style:name="gr15" style:family="graphic" style:parent-style-name="objectwithoutfill">
      <style:graphic-properties draw:marker-start="Rounded_20_large_20_Arrow" draw:marker-end="" draw:marker-end-width="0.3cm" draw:fill="none" draw:textarea-vertical-align="middle"/>
    </style:style>
    <style:style style:name="gr16" style:family="graphic" style:parent-style-name="standard">
      <style:graphic-properties svg:stroke-color="#000000" draw:marker-end="Rounded_20_large_20_Arrow" draw:textarea-vertical-align="middle"/>
    </style:style>
    <style:style style:name="gr17" style:family="graphic" style:parent-style-name="standard">
      <style:graphic-properties draw:fill-color="#ffff00" draw:textarea-horizontal-align="justify" draw:textarea-vertical-align="middle" draw:auto-grow-height="false" fo:min-height="0.766cm" fo:min-width="1.40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color="#00cc33"/>
      <style:paragraph-properties fo:text-align="center"/>
      <style:text-properties fo:font-size="6pt" style:font-size-asian="6pt" style:font-size-complex="6pt"/>
    </style:style>
    <style:style style:name="P4" style:family="paragraph">
      <loext:graphic-properties draw:fill-color="#ffff00"/>
      <style:paragraph-properties fo:text-align="center"/>
      <style:text-properties fo:font-size="6pt" style:font-size-asian="6pt" style:font-size-complex="6pt"/>
    </style:style>
    <style:style style:name="P5" style:family="paragraph">
      <loext:graphic-properties draw:fill-color="#999999" draw:opacity="100%"/>
      <style:paragraph-properties fo:text-align="center"/>
    </style:style>
    <style:style style:name="P6" style:family="paragraph">
      <loext:graphic-properties draw:fill="none"/>
      <style:paragraph-properties fo:text-align="center"/>
    </style:style>
    <style:style style:name="P7" style:family="paragraph">
      <loext:graphic-properties draw:fill="none"/>
      <style:paragraph-properties fo:text-align="center"/>
      <style:text-properties fo:color="#000000"/>
    </style:style>
    <style:style style:name="P8" style:family="paragraph">
      <loext:graphic-properties draw:fill="none" draw:fill-color="#ffffff"/>
      <style:paragraph-properties fo:text-align="center"/>
    </style:style>
    <style:style style:name="P9" style:family="paragraph">
      <loext:graphic-properties draw:fill-color="#c5000b"/>
      <style:paragraph-properties fo:text-align="center"/>
      <style:text-properties fo:font-size="10pt" style:font-size-asian="10pt" style:font-size-complex="10pt"/>
    </style:style>
    <style:style style:name="P10" style:family="paragraph">
      <loext:graphic-properties draw:fill-color="#c5000b"/>
      <style:paragraph-properties fo:text-align="center"/>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6pt" style:font-size-asian="6pt" style:font-size-complex="6pt"/>
    </style:style>
    <style:style style:name="T3" style:family="text">
      <style:text-properties fo:color="#000000"/>
    </style:style>
    <style:style style:name="T4" style:family="text">
      <style:text-properties fo:color="#000000"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4.826cm" svg:height="4.699cm" svg:x="14.589cm" svg:y="8.747cm">
          <draw:glue-point draw:id="4" svg:x="-4.998cm" svg:y="1.842cm"/>
          <draw:glue-point draw:id="5" svg:x="-4.998cm" svg:y="3.421cm"/>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Raspberr</text:span><text:span text:style-name="T1">y Pi 3</text:span></text:p>
          <draw:enhanced-geometry svg:viewBox="0 0 21600 21600" draw:type="rectangle" draw:enhanced-path="M 0 0 L 21600 0 21600 21600 0 21600 0 0 Z N"/>
        </draw:custom-shape>
        <draw:custom-shape draw:style-name="gr2" draw:text-style-name="P3" xml:id="id7" draw:id="id7" draw:layer="layout" svg:width="1.905cm" svg:height="1.016cm" svg:x="16.24cm" svg:y="9.255cm">
          <text:p text:style-name="P1"><text:span text:style-name="T2">Wheeljack service</text:span><text:span text:style-name="T2"><text:line-break/></text:span><text:span text:style-name="T2">running</text:span></text:p>
          <draw:enhanced-geometry svg:viewBox="0 0 21600 21600" draw:mirror-vertical="false" draw:type="rectangle" draw:enhanced-path="M 0 0 L 21600 0 21600 21600 0 21600 0 0 Z N"/>
        </draw:custom-shape>
        <draw:custom-shape draw:style-name="gr3" draw:text-style-name="P4" xml:id="id1" draw:id="id1" draw:layer="layout" svg:width="1.524cm" svg:height="0.635cm" svg:x="15.097cm" svg:y="10.906cm">
          <text:p text:style-name="P1"><text:span text:style-name="T2">Local events</text:span></text:p>
          <draw:enhanced-geometry svg:viewBox="0 0 21600 21600" draw:mirror-vertical="false" draw:type="rectangle" draw:enhanced-path="M 0 0 L 21600 0 21600 21600 0 21600 0 0 Z N"/>
        </draw:custom-shape>
        <draw:custom-shape draw:style-name="gr4" draw:text-style-name="P2" xml:id="id5" draw:id="id5" draw:layer="layout" svg:width="3.556cm" svg:height="0.635cm" svg:x="4.302cm" svg:y="11.414cm">
          <text:p text:style-name="P1"><text:span text:style-name="T1">ST motion sensor</text:span></text:p>
          <draw:enhanced-geometry svg:viewBox="0 0 21600 21600" draw:mirror-horizontal="false" draw:mirror-vertical="false" draw:type="rectangle" draw:enhanced-path="M 0 0 L 21600 0 21600 21600 0 21600 0 0 Z N"/>
        </draw:custom-shape>
        <draw:custom-shape draw:style-name="gr5" draw:text-style-name="P1" xml:id="id6" draw:id="id6" draw:layer="layout" svg:width="4.318cm" svg:height="2.54cm" svg:x="3.921cm" svg:y="4.302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805cm" svg:height="3.937cm" draw:transform="skewX (0.00558505360638185) translate (9.26cm 9.89cm)">
          <text:p text:style-name="P1"/>
          <text:p text:style-name="P1"/>
          <text:p text:style-name="P1"/>
          <text:p text:style-name="P1"/>
          <text:p text:style-name="P1"><text:tab/><text:tab/>RIG</text:p>
          <draw:enhanced-geometry svg:viewBox="0 0 21600 21600" draw:type="rectangle" draw:enhanced-path="M 0 0 L 21600 0 21600 21600 0 21600 0 0 Z N"/>
        </draw:custom-shape>
        <draw:connector draw:style-name="gr7" draw:text-style-name="P6" draw:layer="layout" svg:x1="15.097cm" svg:y1="11.223cm" svg:x2="11.687cm" svg:y2="11.724cm" draw:start-shape="id1" draw:start-glue-point="3" draw:end-shape="id2" draw:end-glue-point="1" svg:d="M15097 11223h-1705v501h-1705" svg:viewBox="0 0 3411 502">
          <text:p/>
        </draw:connector>
        <draw:frame draw:style-name="gr8" draw:text-style-name="P7" xml:id="id2" draw:id="id2" draw:layer="layout" svg:width="1.564cm" svg:height="1.411cm" svg:x="10.123cm" svg:y="11.019cm">
          <draw:image xlink:href="Pictures/10000201000003E800000386EA89FFCF7365876A.png" xlink:type="simple" xlink:show="embed" xlink:actuate="onLoad">
            <text:p text:style-name="P1"><text:span text:style-name="T3"/></text:p>
            <text:p text:style-name="P1"><text:span text:style-name="T3"><text:line-break/></text:span><text:span text:style-name="T3"><text:line-break/></text:span><text:span text:style-name="T4">servo</text:span></text:p>
          </draw:image>
        </draw:frame>
        <draw:custom-shape draw:style-name="gr9" draw:text-style-name="P1" xml:id="id4" draw:id="id4" draw:layer="layout" svg:width="2.413cm" svg:height="2.413cm" svg:x="11.541cm" svg:y="16.621cm">
          <text:p text:style-name="P1">CSV<text:line-break/>LOGS</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6" draw:layer="layout" draw:line-skew="-0.126cm" svg:x1="17.002cm" svg:y1="13.446cm" svg:x2="12.748cm" svg:y2="16.621cm" draw:start-shape="id3" draw:end-shape="id4" draw:end-glue-point="5" svg:d="M17002 13446v1461h-4254v1714" svg:viewBox="0 0 4255 3176">
          <text:p/>
        </draw:connector>
        <draw:frame draw:style-name="gr10" draw:text-style-name="P8" draw:layer="layout" svg:width="17.313cm" svg:height="1.673cm" svg:x="2.143cm" svg:y="2.143cm">
          <draw:text-box>
            <text:p text:style-name="P1">Event generation and dataflow for <text:span text:style-name="T5">motion</text:span> capability testing </text:p>
            <text:p text:style-name="P1">using wheeljack.</text:p>
          </draw:text-box>
        </draw:frame>
        <draw:custom-shape draw:style-name="gr11" draw:text-style-name="P9" draw:layer="layout" svg:width="2.667cm" svg:height="1.143cm" svg:x="6.715cm" svg:y="5.953cm">
          <text:p text:style-name="P1"><text:span text:style-name="T6">app_command,</text:span><text:span text:style-name="T6"><text:line-break/></text:span><text:span text:style-name="T6">DEVICE,</text:span></text:p>
          <text:p text:style-name="P1"><text:span text:style-name="T6">command</text:span></text:p>
          <draw:enhanced-geometry svg:viewBox="0 0 21600 21600" draw:type="rectangle" draw:enhanced-path="M 0 0 L 21600 0 21600 21600 0 21600 0 0 Z N"/>
        </draw:custom-shape>
        <draw:custom-shape draw:style-name="gr12" draw:text-style-name="P4" draw:layer="layout" svg:width="2.286cm" svg:height="1.524cm" svg:x="14.208cm" svg:y="14.081cm">
          <text:p text:style-name="P1"><text:span text:style-name="T2">BOT,</text:span></text:p>
          <text:p text:style-name="P1"><text:span text:style-name="T2">BOT_CALLBACK,</text:span><text:span text:style-name="T2"><text:line-break/></text:span><text:span text:style-name="T2">CLIENT,</text:span></text:p>
          <text:p text:style-name="P1"><text:span text:style-name="T2">DEVICE,</text:span></text:p>
          <text:p text:style-name="P1"><text:span text:style-name="T2">APP_COMMAND</text:span></text:p>
          <text:p text:style-name="P1"><text:span text:style-name="T2">COMMAND</text:span></text:p>
          <draw:enhanced-geometry svg:viewBox="0 0 21600 21600" draw:mirror-vertical="false" draw:type="rectangle" draw:enhanced-path="M 0 0 L 21600 0 21600 21600 0 21600 0 0 Z N"/>
        </draw:custom-shape>
        <draw:connector draw:style-name="gr13" draw:text-style-name="P1" draw:layer="layout" svg:x1="10.123cm" svg:y1="11.724cm" svg:x2="7.858cm" svg:y2="11.731cm" draw:start-shape="id2" draw:start-glue-point="3" draw:end-shape="id5" svg:d="M10123 11724h-1132v7h-1133" svg:viewBox="0 0 2266 8">
          <text:p/>
        </draw:connector>
        <draw:connector draw:style-name="gr13" draw:text-style-name="P1" draw:layer="layout" svg:x1="6.08cm" svg:y1="11.414cm" svg:x2="6.08cm" svg:y2="6.842cm" draw:start-shape="id5" draw:start-glue-point="0" draw:end-shape="id6" draw:end-glue-point="2" svg:d="M6080 11414v-4572" svg:viewBox="0 0 1 4573">
          <text:p/>
        </draw:connector>
        <draw:custom-shape draw:style-name="gr14" draw:text-style-name="P10" draw:layer="layout" svg:width="1.016cm" svg:height="0.635cm" svg:x="18.399cm" svg:y="12.811cm">
          <text:p text:style-name="P1"><text:span text:style-name="T7">BOT,</text:span><text:span text:style-name="T7"><text:line-break/></text:span><text:span text:style-name="T7">CLIENT</text:span></text:p>
          <draw:enhanced-geometry svg:viewBox="0 0 21600 21600" draw:type="rectangle" draw:enhanced-path="M 0 0 L 21600 0 21600 21600 0 21600 0 0 Z N"/>
        </draw:custom-shape>
        <draw:connector draw:style-name="gr15" draw:text-style-name="P6" draw:layer="layout" svg:x1="17.192cm" svg:y1="9.255cm" svg:x2="8.239cm" svg:y2="5.572cm" draw:start-shape="id7" draw:start-glue-point="0" draw:end-shape="id6" draw:end-glue-point="1" svg:d="M17192 9255v-3683h-8953" svg:viewBox="0 0 8954 3684">
          <text:p/>
        </draw:connector>
        <draw:connector draw:style-name="gr16" draw:text-style-name="P1" draw:layer="layout" svg:x1="16.621cm" svg:y1="11.223cm" svg:x2="17.192cm" svg:y2="10.271cm" draw:start-shape="id1" draw:start-glue-point="1" draw:end-shape="id7" svg:d="M16621 11223h571v-952" svg:viewBox="0 0 572 953">
          <text:p/>
        </draw:connector>
        <draw:custom-shape draw:style-name="gr17" draw:text-style-name="P4" draw:layer="layout" svg:width="1.905cm" svg:height="1.016cm" svg:x="13.954cm" svg:y="4.937cm">
          <text:p text:style-name="P1"><text:span text:style-name="T2">DEVICE,</text:span></text:p>
          <text:p text:style-name="P1"><text:span text:style-name="T2">APP_COMMAND</text:span></text:p>
          <text:p text:style-name="P1"><text:span text:style-name="T2">COMMAND</text:span></text:p>
          <draw:enhanced-geometry svg:viewBox="0 0 21600 21600"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28M29S</meta:editing-duration>
    <meta:editing-cycles>14</meta:editing-cycles>
    <meta:generator>LibreOffice/5.1.6.2$Linux_X86_64 LibreOffice_project/10m0$Build-2</meta:generator>
    <dc:date>2018-01-03T10:57:13.576562781</dc:date>
    <meta:document-statistic meta:object-count="19"/>
  </office:meta>
</office:document-meta>
</file>